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Punjabi1" svg:font-family="'Lohit Punjabi'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Punjabi" svg:font-family="'Lohit Punjabi'" style:font-family-generic="system" style:font-pitch="variable"/>
  </office:font-face-decls>
  <office:automatic-styles>
    <style:style style:name="P1" style:family="paragraph" style:parent-style-name="Standard">
      <style:text-properties style:font-name="Ubuntu Light" officeooo:rsid="00150ddd" officeooo:paragraph-rsid="00150ddd"/>
    </style:style>
    <style:style style:name="P2" style:family="paragraph" style:parent-style-name="Standard" style:list-style-name="L1">
      <style:text-properties style:font-name="Ubuntu Light" officeooo:rsid="0003dca6" officeooo:paragraph-rsid="0003dca6"/>
    </style:style>
    <style:style style:name="P3" style:family="paragraph" style:parent-style-name="Standard" style:list-style-name="L1">
      <style:text-properties style:font-name="Ubuntu Light" officeooo:rsid="00042a68" officeooo:paragraph-rsid="00042a68"/>
    </style:style>
    <style:style style:name="P4" style:family="paragraph" style:parent-style-name="Standard" style:list-style-name="L1">
      <style:text-properties style:font-name="Ubuntu Light" officeooo:rsid="000433aa" officeooo:paragraph-rsid="000433aa"/>
    </style:style>
    <style:style style:name="P5" style:family="paragraph" style:parent-style-name="Standard" style:list-style-name="L1">
      <style:text-properties style:font-name="Ubuntu Light" officeooo:rsid="0005fad2" officeooo:paragraph-rsid="0005fad2"/>
    </style:style>
    <style:style style:name="P6" style:family="paragraph" style:parent-style-name="Standard" style:list-style-name="L1">
      <style:text-properties style:font-name="Ubuntu Light" officeooo:rsid="00075a02" officeooo:paragraph-rsid="00075a02"/>
    </style:style>
    <style:style style:name="P7" style:family="paragraph" style:parent-style-name="Standard" style:list-style-name="L1">
      <style:text-properties style:font-name="Ubuntu Light" officeooo:rsid="000a429f" officeooo:paragraph-rsid="000a429f"/>
    </style:style>
    <style:style style:name="P8" style:family="paragraph" style:parent-style-name="Standard" style:list-style-name="L1">
      <style:text-properties style:font-name="Ubuntu Light" officeooo:rsid="000b3994" officeooo:paragraph-rsid="000b3994"/>
    </style:style>
    <style:style style:name="P9" style:family="paragraph" style:parent-style-name="Standard" style:list-style-name="L1">
      <style:text-properties style:font-name="Ubuntu Light" officeooo:rsid="000c5a96" officeooo:paragraph-rsid="000c5a96"/>
    </style:style>
    <style:style style:name="P10" style:family="paragraph" style:parent-style-name="Standard" style:list-style-name="L1">
      <style:text-properties style:font-name="Ubuntu Light" officeooo:rsid="000e2250" officeooo:paragraph-rsid="000e2250"/>
    </style:style>
    <style:style style:name="P11" style:family="paragraph" style:parent-style-name="Standard" style:list-style-name="L1">
      <style:text-properties style:font-name="Ubuntu Light" officeooo:rsid="00100f9e" officeooo:paragraph-rsid="00100f9e"/>
    </style:style>
    <style:style style:name="P12" style:family="paragraph" style:parent-style-name="Standard" style:list-style-name="L1">
      <style:text-properties style:font-name="Ubuntu Light" officeooo:rsid="00118726" officeooo:paragraph-rsid="00118726"/>
    </style:style>
    <style:style style:name="P13" style:family="paragraph" style:parent-style-name="Standard" style:list-style-name="L1">
      <style:text-properties style:font-name="Ubuntu Light" officeooo:rsid="00150ddd" officeooo:paragraph-rsid="00150ddd"/>
    </style:style>
    <style:style style:name="P14" style:family="paragraph" style:parent-style-name="Standard">
      <style:text-properties style:font-name="Ubuntu Light" officeooo:rsid="00165f89" officeooo:paragraph-rsid="00165f89"/>
    </style:style>
    <style:style style:name="P15" style:family="paragraph" style:parent-style-name="Standard" style:list-style-name="L2">
      <style:text-properties style:font-name="Ubuntu Light" officeooo:rsid="00165f89" officeooo:paragraph-rsid="0017b0ee"/>
    </style:style>
    <style:style style:name="T1" style:family="text">
      <style:text-properties officeooo:rsid="001187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826133505812358452" text:style-name="L1">
        <text:list-item>
          <text:p text:style-name="P2">How to check compiler's documentation for data ranges? </text:p>
          <text:p text:style-name="P3">Use the header &lt;climits&gt;. </text:p>
        </text:list-item>
        <text:list-item>
          <text:p text:style-name="P3">Learn 2's complement approach to mathematical operations </text:p>
        </text:list-item>
        <text:list-item>
          <text:p text:style-name="P3">Why is char signed or unsigned? </text:p>
        </text:list-item>
        <text:list-item>
          <text:p text:style-name="P4">How big is a double from a float? </text:p>
        </text:list-item>
        <text:list-item>
          <text:p text:style-name="P5">Scientific notation for floating point numbers. </text:p>
        </text:list-item>
        <text:list-item>
          <text:p text:style-name="P6">Literal suffixes. </text:p>
        </text:list-item>
        <text:list-item>
          <text:p text:style-name="P7">Read more about wchar_h. </text:p>
        </text:list-item>
        <text:list-item>
          <text:p text:style-name="P8">Are 'k' and “k” different? </text:p>
        </text:list-item>
        <text:list-item>
          <text:p text:style-name="P9">Dynamic initialization. 汉语</text:p>
        </text:list-item>
        <text:list-item>
          <text:p text:style-name="P10">C++ operators: arithmetic, bitwise, relational and logical. </text:p>
        </text:list-item>
        <text:list-item>
          <text:p text:style-name="P11">Increment and decrement operators and prefix or postfix the operand. </text:p>
        </text:list-item>
        <text:list-item>
          <text:p text:style-name="P12">How to make beep sound in C++? </text:p>
        </text:list-item>
        <text:list-item>
          <text:p text:style-name="P13">What is a unary operator? </text:p>
        </text:list-item>
      </text:list>
      <text:p text:style-name="P1"/>
      <text:p text:style-name="P1"/>
      <text:p text:style-name="P14">Module 3</text:p>
      <text:p text:style-name="P14"/>
      <text:list xml:id="list3018312357117736345" text:style-name="L2">
        <text:list-item>
          <text:p text:style-name="P15">Which three categories of control statements are there?</text:p>
        </text:list-item>
        <text:list-item>
          <text:p text:style-name="P15"><text:span text:style-name="T1">　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Punjabi1" svg:font-family="'Lohit Punjabi'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Punjabi" svg:font-family="'Lohit Punjab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Punjabi" style:font-size-complex="12pt" style:language-complex="pa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Punjabi" style:font-size-complex="12pt" style:language-complex="pa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Punjabi" style:font-family-complex="'Lohit Punjab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Punjabi1" style:font-family-complex="'Lohit Punjab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Punjabi1" style:font-family-complex="'Lohit Punjab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Punjabi1" style:font-family-complex="'Lohit Punjab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17:35:13.740655357</meta:creation-date>
    <dc:date>2015-11-10T07:19:47.106466263</dc:date>
    <meta:editing-duration>PT3H6M38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108" meta:character-count="632" meta:non-whitespace-character-count="542"/>
  </office:meta>
</office:document-meta>
</file>